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5077380952381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35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36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  <style:style style:name="ce3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6" table:default-cell-style-name="ce15"/>
        <table:table-column table:style-name="co7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02" table:content-validation-name="val2" table:style-name="ce27">
            <text:p>9902.00</text:p>
          </table:table-cell>
          <table:table-cell office:value-type="float" office:value="9020.398873854605" table:content-validation-name="val1" table:style-name="ce26">
            <text:p>9020.40</text:p>
          </table:table-cell>
          <table:table-cell office:value-type="float" office:value="21075" table:content-validation-name="val2" table:style-name="ce27">
            <text:p>21075.00</text:p>
          </table:table-cell>
          <table:table-cell office:value-type="float" office:value="19998.730405397029" table:content-validation-name="val1" table:style-name="ce26">
            <text:p>19998.73</text:p>
          </table:table-cell>
          <table:table-cell office:value-type="float" office:value="13972" table:content-validation-name="val2" table:style-name="ce27">
            <text:p>13972.00</text:p>
          </table:table-cell>
          <table:table-cell office:value-type="float" office:value="13534.625411409283" table:content-validation-name="val1" table:style-name="ce26">
            <text:p>13534.63</text:p>
          </table:table-cell>
          <table:table-cell office:value-type="float" office:value="5127" table:content-validation-name="val2" table:style-name="ce27">
            <text:p>5127.00</text:p>
          </table:table-cell>
          <table:table-cell office:value-type="float" office:value="5011.0375975980996" table:content-validation-name="val1" table:style-name="ce26">
            <text:p>5011.04</text:p>
          </table:table-cell>
          <table:table-cell office:value-type="float" office:value="367" table:content-validation-name="val2" table:style-name="ce27">
            <text:p>367.00</text:p>
          </table:table-cell>
          <table:table-cell office:value-type="float" office:value="361.1108108107" table:content-validation-name="val1" table:style-name="ce26">
            <text:p>361.11</text:p>
          </table:table-cell>
          <table:table-cell office:value-type="float" office:value="143" table:content-validation-name="val2" table:style-name="ce27">
            <text:p>143.00</text:p>
          </table:table-cell>
          <table:table-cell office:value-type="float" office:value="142.57432432439998" table:content-validation-name="val1" table:style-name="ce26">
            <text:p>142.57</text:p>
          </table:table-cell>
          <table:table-cell office:value-type="float" office:value="50586" table:style-name="ce7">
            <text:p>50,586</text:p>
          </table:table-cell>
          <table:table-cell office:value-type="float" office:value="48068" table:style-name="ce7">
            <text:p>48,068</text:p>
          </table:table-cell>
          <table:table-cell office:value-type="float" office:value="2850" table:content-validation-name="val4" table:style-name="ce30">
            <text:p>2850</text:p>
          </table:table-cell>
          <table:table-cell office:value-type="float" office:value="2761.8038691300944" table:content-validation-name="val1" table:style-name="ce28">
            <text:p>2761.80</text:p>
          </table:table-cell>
          <table:table-cell office:value-type="float" office:value="419" table:content-validation-name="val4" table:style-name="ce30">
            <text:p>419</text:p>
          </table:table-cell>
          <table:table-cell office:value-type="float" office:value="415.0702702703" table:content-validation-name="val1" table:style-name="ce28">
            <text:p>415.07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3269" table:style-name="ce7">
            <text:p>3,269</text:p>
          </table:table-cell>
          <table:table-cell office:value-type="float" office:value="3177" table:style-name="ce7">
            <text:p>3,177</text:p>
          </table:table-cell>
          <table:table-cell table:style-name="ce9"/>
          <table:table-cell office:value-type="float" office:value="53855" table:style-name="ce7">
            <text:p>53,855</text:p>
          </table:table-cell>
          <table:table-cell office:value-type="float" office:value="51245" table:style-name="ce7">
            <text:p>51,245</text:p>
          </table:table-cell>
          <table:table-cell office:value-type="currency" office:value="154791768.12" table:content-validation-name="val5" table:style-name="ce10">
            <text:p>£154,791,768.12</text:p>
          </table:table-cell>
          <table:table-cell office:value-type="currency" office:value="14316989.700000012" table:content-validation-name="val5" table:style-name="ce10">
            <text:p>£14,316,989.70</text:p>
          </table:table-cell>
          <table:table-cell office:value-type="currency" office:value="-4282262.1899999995" table:content-validation-name="val5" table:style-name="ce10">
            <text:p>-£4,282,262.19</text:p>
          </table:table-cell>
          <table:table-cell office:value-type="currency" office:value="2060568.6600000001" table:content-validation-name="val5" table:style-name="ce10">
            <text:p>£2,060,568.66</text:p>
          </table:table-cell>
          <table:table-cell office:value-type="currency" office:value="47164589.110000014" table:content-validation-name="val5" table:style-name="ce10">
            <text:p>£47,164,589.11</text:p>
          </table:table-cell>
          <table:table-cell office:value-type="currency" office:value="22494327.459999997" table:content-validation-name="val5" table:style-name="ce10">
            <text:p>£22,494,327.46</text:p>
          </table:table-cell>
          <table:table-cell office:value-type="currency" office:value="236545980.86000001" table:style-name="ce11">
            <text:p>£236,545,980.86</text:p>
          </table:table-cell>
          <table:table-cell office:value-type="currency" office:value="13081823.759999998" table:content-validation-name="val5" table:style-name="ce12">
            <text:p>£13,081,823.76</text:p>
          </table:table-cell>
          <table:table-cell office:value-type="currency" office:value="707221.18999999878" table:content-validation-name="val5" table:style-name="ce12">
            <text:p>£707,221.19</text:p>
          </table:table-cell>
          <table:table-cell office:value-type="currency" office:value="13789044.949999999" table:style-name="ce11">
            <text:p>£13,789,044.95</text:p>
          </table:table-cell>
          <table:table-cell office:value-type="currency" office:value="250335025.81" table:style-name="ce13">
            <text:p>£250,335,025.81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5" table:content-validation-name="val2" table:style-name="ce27">
            <text:p>425.00</text:p>
          </table:table-cell>
          <table:table-cell office:value-type="float" office:value="321.54000000000002" table:content-validation-name="val1" table:style-name="ce26">
            <text:p>321.54</text:p>
          </table:table-cell>
          <table:table-cell office:value-type="float" office:value="327" table:content-validation-name="val2" table:style-name="ce27">
            <text:p>327.00</text:p>
          </table:table-cell>
          <table:table-cell office:value-type="float" office:value="293.5" table:content-validation-name="val1" table:style-name="ce26">
            <text:p>293.50</text:p>
          </table:table-cell>
          <table:table-cell office:value-type="float" office:value="516" table:content-validation-name="val2" table:style-name="ce27">
            <text:p>516.00</text:p>
          </table:table-cell>
          <table:table-cell office:value-type="float" office:value="495.07" table:content-validation-name="val1" table:style-name="ce26">
            <text:p>495.07</text:p>
          </table:table-cell>
          <table:table-cell office:value-type="float" office:value="103" table:content-validation-name="val2" table:style-name="ce27">
            <text:p>103.00</text:p>
          </table:table-cell>
          <table:table-cell office:value-type="float" office:value="100.64" table:content-validation-name="val1" table:style-name="ce26">
            <text:p>100.64</text:p>
          </table:table-cell>
          <table:table-cell office:value-type="float" office:value="10" table:content-validation-name="val2" table:style-name="ce27">
            <text:p>10.00</text:p>
          </table:table-cell>
          <table:table-cell office:value-type="float" office:value="10" table:content-validation-name="val1" table:style-name="ce26">
            <text:p>10.0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381" table:style-name="ce7">
            <text:p>1,381</text:p>
          </table:table-cell>
          <table:table-cell office:value-type="float" office:value="1221" table:style-name="ce7">
            <text:p>1,221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1" table:content-validation-name="val1" table:style-name="ce28">
            <text:p>11.00</text:p>
          </table:table-cell>
          <table:table-cell office:value-type="float" office:value="11" table:content-validation-name="val3" table:style-name="ce32">
            <text:p>11.0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style-name="ce9"/>
          <table:table-cell office:value-type="float" office:value="1392" table:style-name="ce7">
            <text:p>1,392</text:p>
          </table:table-cell>
          <table:table-cell office:value-type="float" office:value="1232" table:style-name="ce7">
            <text:p>1,232</text:p>
          </table:table-cell>
          <table:table-cell office:value-type="currency" office:value="3575474.37" table:content-validation-name="val5" table:style-name="ce10">
            <text:p>£3,575,474.37</text:p>
          </table:table-cell>
          <table:table-cell office:value-type="currency" office:value="19532.18" table:content-validation-name="val5" table:style-name="ce10">
            <text:p>£19,532.1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2464.01" table:content-validation-name="val5" table:style-name="ce10">
            <text:p>£32,464.01</text:p>
          </table:table-cell>
          <table:table-cell office:value-type="currency" office:value="1018549.58" table:content-validation-name="val5" table:style-name="ce10">
            <text:p>£1,018,549.58</text:p>
          </table:table-cell>
          <table:table-cell office:value-type="currency" office:value="478955.79" table:content-validation-name="val5" table:style-name="ce10">
            <text:p>£478,955.79</text:p>
          </table:table-cell>
          <table:table-cell office:value-type="currency" office:value="5124975.93" table:style-name="ce11">
            <text:p>£5,124,975.93</text:p>
          </table:table-cell>
          <table:table-cell office:value-type="currency" office:value="140574.66999999998" table:content-validation-name="val5" table:style-name="ce12">
            <text:p>£140,574.6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40574.67000000001" table:style-name="ce11">
            <text:p>£140,574.67</text:p>
          </table:table-cell>
          <table:table-cell office:value-type="currency" office:value="5265550.5999999996" table:style-name="ce13">
            <text:p>£5,265,550.6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6" table:content-validation-name="val2" table:style-name="ce27">
            <text:p>66.00</text:p>
          </table:table-cell>
          <table:table-cell office:value-type="float" office:value="63.54" table:content-validation-name="val1" table:style-name="ce26">
            <text:p>63.54</text:p>
          </table:table-cell>
          <table:table-cell office:value-type="float" office:value="467" table:content-validation-name="val2" table:style-name="ce27">
            <text:p>467.00</text:p>
          </table:table-cell>
          <table:table-cell office:value-type="float" office:value="442.87" table:content-validation-name="val1" table:style-name="ce26">
            <text:p>442.87</text:p>
          </table:table-cell>
          <table:table-cell office:value-type="float" office:value="370" table:content-validation-name="val2" table:style-name="ce27">
            <text:p>370.00</text:p>
          </table:table-cell>
          <table:table-cell office:value-type="float" office:value="359.72" table:content-validation-name="val1" table:style-name="ce26">
            <text:p>359.72</text:p>
          </table:table-cell>
          <table:table-cell office:value-type="float" office:value="56" table:content-validation-name="val2" table:style-name="ce27">
            <text:p>56.00</text:p>
          </table:table-cell>
          <table:table-cell office:value-type="float" office:value="54.47" table:content-validation-name="val1" table:style-name="ce26">
            <text:p>54.47</text:p>
          </table:table-cell>
          <table:table-cell office:value-type="float" office:value="12" table:content-validation-name="val2" table:style-name="ce27">
            <text:p>12.00</text:p>
          </table:table-cell>
          <table:table-cell office:value-type="float" office:value="12" table:content-validation-name="val1" table:style-name="ce26">
            <text:p>12.00</text:p>
          </table:table-cell>
          <table:table-cell office:value-type="float" office:value="1" table:content-validation-name="val2" table:style-name="ce27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72" table:style-name="ce7">
            <text:p>972</text:p>
          </table:table-cell>
          <table:table-cell office:value-type="float" office:value="934" table:style-name="ce7">
            <text:p>934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4" table:content-validation-name="val1" table:style-name="ce28">
            <text:p>4.00</text:p>
          </table:table-cell>
          <table:table-cell office:value-type="float" office:value="4" table:content-validation-name="val3" table:style-name="ce32">
            <text:p>4.0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9"/>
          <table:table-cell office:value-type="float" office:value="977" table:style-name="ce7">
            <text:p>977</text:p>
          </table:table-cell>
          <table:table-cell office:value-type="float" office:value="939" table:style-name="ce7">
            <text:p>939</text:p>
          </table:table-cell>
          <table:table-cell office:value-type="currency" office:value="3305319" table:content-validation-name="val5" table:style-name="ce10">
            <text:p>£3,305,319.00</text:p>
          </table:table-cell>
          <table:table-cell office:value-type="currency" office:value="106918" table:content-validation-name="val5" table:style-name="ce10">
            <text:p>£106,918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529" table:content-validation-name="val5" table:style-name="ce10">
            <text:p>£16,529.00</text:p>
          </table:table-cell>
          <table:table-cell office:value-type="currency" office:value="936411" table:content-validation-name="val5" table:style-name="ce10">
            <text:p>£936,411.00</text:p>
          </table:table-cell>
          <table:table-cell office:value-type="currency" office:value="469755" table:content-validation-name="val5" table:style-name="ce10">
            <text:p>£469,755.00</text:p>
          </table:table-cell>
          <table:table-cell office:value-type="currency" office:value="4834932" table:style-name="ce11">
            <text:p>£4,834,932.00</text:p>
          </table:table-cell>
          <table:table-cell office:value-type="currency" office:value="6136" table:content-validation-name="val5" table:style-name="ce12">
            <text:p>£6,136.00</text:p>
          </table:table-cell>
          <table:table-cell office:value-type="currency" office:value="9549" table:content-validation-name="val5" table:style-name="ce12">
            <text:p>£9,549.00</text:p>
          </table:table-cell>
          <table:table-cell office:value-type="currency" office:value="15685" table:style-name="ce11">
            <text:p>£15,685.00</text:p>
          </table:table-cell>
          <table:table-cell office:value-type="currency" office:value="4850617" table:style-name="ce13">
            <text:p>£4,850,617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16">
            <text:p>April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5" table:content-validation-name="val2" table:style-name="ce35">
            <text:p>5.00</text:p>
          </table:table-cell>
          <table:table-cell office:value-type="float" office:value="4.22" table:content-validation-name="val1" table:style-name="ce36">
            <text:p>4.22</text:p>
          </table:table-cell>
          <table:table-cell office:value-type="float" office:value="8" table:content-validation-name="val2" table:style-name="ce35">
            <text:p>8.00</text:p>
          </table:table-cell>
          <table:table-cell office:value-type="float" office:value="7.58" table:content-validation-name="val1" table:style-name="ce36">
            <text:p>7.58</text:p>
          </table:table-cell>
          <table:table-cell office:value-type="float" office:value="41" table:content-validation-name="val2" table:style-name="ce35">
            <text:p>41.00</text:p>
          </table:table-cell>
          <table:table-cell office:value-type="float" office:value="39.78" table:content-validation-name="val1" table:style-name="ce36">
            <text:p>39.78</text:p>
          </table:table-cell>
          <table:table-cell office:value-type="float" office:value="7" table:content-validation-name="val2" table:style-name="ce35">
            <text:p>7.00</text:p>
          </table:table-cell>
          <table:table-cell office:value-type="float" office:value="6.2" table:content-validation-name="val1" table:style-name="ce36">
            <text:p>6.20</text:p>
          </table:table-cell>
          <table:table-cell office:value-type="float" office:value="3" table:content-validation-name="val2" table:style-name="ce35">
            <text:p>3.00</text:p>
          </table:table-cell>
          <table:table-cell office:value-type="float" office:value="3" table:content-validation-name="val1" table:style-name="ce36">
            <text:p>3.00</text:p>
          </table:table-cell>
          <table:table-cell office:value-type="float" office:value="1" table:content-validation-name="val2" table:style-name="ce35">
            <text:p>1.00</text:p>
          </table:table-cell>
          <table:table-cell office:value-type="float" office:value="0.8" table:content-validation-name="val1" table:style-name="ce36">
            <text:p>0.80</text:p>
          </table:table-cell>
          <table:table-cell office:value-type="float" office:value="65" table:style-name="ce7">
            <text:p>65</text:p>
          </table:table-cell>
          <table:table-cell office:value-type="float" office:value="62" table:style-name="ce7">
            <text:p>62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20"/>
          <table:table-cell office:value-type="float" office:value="65" table:style-name="ce7">
            <text:p>65</text:p>
          </table:table-cell>
          <table:table-cell office:value-type="float" office:value="62" table:style-name="ce7">
            <text:p>62</text:p>
          </table:table-cell>
          <table:table-cell office:value-type="currency" office:value="237455.24" table:content-validation-name="val5" table:style-name="ce21">
            <text:p>£237,455.24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426.17" table:content-validation-name="val5" table:style-name="ce21">
            <text:p>£426.17</text:p>
          </table:table-cell>
          <table:table-cell office:value-type="currency" office:value="81612.149999999994" table:content-validation-name="val5" table:style-name="ce21">
            <text:p>£81,612.15</text:p>
          </table:table-cell>
          <table:table-cell office:value-type="currency" office:value="31915.13" table:content-validation-name="val5" table:style-name="ce21">
            <text:p>£31,915.13</text:p>
          </table:table-cell>
          <table:table-cell office:value-type="currency" office:value="351408.69" table:style-name="ce11">
            <text:p>£351,408.69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51408.69" table:style-name="ce13">
            <text:p>£351,408.69</text:p>
          </table:table-cell>
          <table:table-cell table:style-name="ce16"/>
          <table:table-cell table:number-columns-repeated="9" table:style-name="ce23"/>
          <table:table-cell table:number-columns-repeated="16333" table:style-name="ce2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6" table:content-validation-name="val2" table:style-name="ce27">
            <text:p>96.00</text:p>
          </table:table-cell>
          <table:table-cell office:value-type="float" office:value="85" table:content-validation-name="val1" table:style-name="ce26">
            <text:p>85.00</text:p>
          </table:table-cell>
          <table:table-cell office:value-type="float" office:value="116" table:content-validation-name="val2" table:style-name="ce27">
            <text:p>116.00</text:p>
          </table:table-cell>
          <table:table-cell office:value-type="float" office:value="109" table:content-validation-name="val1" table:style-name="ce26">
            <text:p>109.00</text:p>
          </table:table-cell>
          <table:table-cell office:value-type="float" office:value="119" table:content-validation-name="val2" table:style-name="ce27">
            <text:p>119.00</text:p>
          </table:table-cell>
          <table:table-cell office:value-type="float" office:value="112" table:content-validation-name="val1" table:style-name="ce26">
            <text:p>112.00</text:p>
          </table:table-cell>
          <table:table-cell office:value-type="float" office:value="28" table:content-validation-name="val2" table:style-name="ce27">
            <text:p>28.00</text:p>
          </table:table-cell>
          <table:table-cell office:value-type="float" office:value="28" table:content-validation-name="val1" table:style-name="ce26">
            <text:p>28.00</text:p>
          </table:table-cell>
          <table:table-cell office:value-type="float" office:value="5" table:content-validation-name="val2" table:style-name="ce27">
            <text:p>5.00</text:p>
          </table:table-cell>
          <table:table-cell office:value-type="float" office:value="5" table:content-validation-name="val1" table:style-name="ce26">
            <text:p>5.00</text:p>
          </table:table-cell>
          <table:table-cell office:value-type="float" office:value="7" table:content-validation-name="val2" table:style-name="ce27">
            <text:p>7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371" table:style-name="ce7">
            <text:p>371</text:p>
          </table:table-cell>
          <table:table-cell office:value-type="float" office:value="339" table:style-name="ce7">
            <text:p>339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71" table:style-name="ce7">
            <text:p>371</text:p>
          </table:table-cell>
          <table:table-cell office:value-type="float" office:value="339" table:style-name="ce7">
            <text:p>339</text:p>
          </table:table-cell>
          <table:table-cell office:value-type="currency" office:value="1237569.0299999998" table:content-validation-name="val5" table:style-name="ce10">
            <text:p>£1,237,569.03</text:p>
          </table:table-cell>
          <table:table-cell office:value-type="currency" office:value="15085.300000000001" table:content-validation-name="val5" table:style-name="ce10">
            <text:p>£15,085.30</text:p>
          </table:table-cell>
          <table:table-cell office:value-type="currency" office:value="108900" table:content-validation-name="val5" table:style-name="ce10">
            <text:p>£108,900.00</text:p>
          </table:table-cell>
          <table:table-cell office:value-type="currency" office:value="2637.89" table:content-validation-name="val5" table:style-name="ce10">
            <text:p>£2,637.89</text:p>
          </table:table-cell>
          <table:table-cell office:value-type="currency" office:value="337380.74" table:content-validation-name="val5" table:style-name="ce10">
            <text:p>£337,380.74</text:p>
          </table:table-cell>
          <table:table-cell office:value-type="currency" office:value="181118.56000000003" table:content-validation-name="val5" table:style-name="ce10">
            <text:p>£181,118.56</text:p>
          </table:table-cell>
          <table:table-cell office:value-type="currency" office:value="1882691.52" table:style-name="ce11">
            <text:p>£1,882,691.52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882691.52" table:style-name="ce13">
            <text:p>£1,882,691.52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34">
            <text:p>6.00</text:p>
          </table:table-cell>
          <table:table-cell office:value-type="float" office:value="6" table:content-validation-name="val1" table:style-name="ce37">
            <text:p>6.00</text:p>
          </table:table-cell>
          <table:table-cell office:value-type="float" office:value="12" table:content-validation-name="val2" table:style-name="ce34">
            <text:p>12.00</text:p>
          </table:table-cell>
          <table:table-cell office:value-type="float" office:value="10.6" table:content-validation-name="val1" table:style-name="ce37">
            <text:p>10.60</text:p>
          </table:table-cell>
          <table:table-cell office:value-type="float" office:value="83" table:content-validation-name="val2" table:style-name="ce34">
            <text:p>83.00</text:p>
          </table:table-cell>
          <table:table-cell office:value-type="float" office:value="80.680000000000007" table:content-validation-name="val1" table:style-name="ce37">
            <text:p>80.68</text:p>
          </table:table-cell>
          <table:table-cell office:value-type="float" office:value="9" table:content-validation-name="val2" table:style-name="ce34">
            <text:p>9.00</text:p>
          </table:table-cell>
          <table:table-cell office:value-type="float" office:value="8.61" table:content-validation-name="val1" table:style-name="ce37">
            <text:p>8.61</text:p>
          </table:table-cell>
          <table:table-cell office:value-type="float" office:value="4" table:content-validation-name="val2" table:style-name="ce34">
            <text:p>4.00</text:p>
          </table:table-cell>
          <table:table-cell office:value-type="float" office:value="4" table:content-validation-name="val1" table:style-name="ce37">
            <text:p>4.00</text:p>
          </table:table-cell>
          <table:table-cell office:value-type="float" office:value="0" table:content-validation-name="val2" table:style-name="ce34">
            <text:p>0.00</text:p>
          </table:table-cell>
          <table:table-cell office:value-type="float" office:value="0" table:content-validation-name="val1" table:style-name="ce37">
            <text:p>0.00</text:p>
          </table:table-cell>
          <table:table-cell office:value-type="float" office:value="114" table:style-name="ce7">
            <text:p>114</text:p>
          </table:table-cell>
          <table:table-cell office:value-type="float" office:value="109.66000000000001" table:style-name="ce7">
            <text:p>11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4" table:style-name="ce7">
            <text:p>114</text:p>
          </table:table-cell>
          <table:table-cell office:value-type="float" office:value="109.66000000000001" table:style-name="ce7">
            <text:p>110</text:p>
          </table:table-cell>
          <table:table-cell office:value-type="currency" office:value="339062.88999999966" table:content-validation-name="val5" table:style-name="ce22">
            <text:p>£339,062.89</text:p>
          </table:table-cell>
          <table:table-cell office:value-type="currency" office:value="5082.7700000000004" table:content-validation-name="val5" table:style-name="ce22">
            <text:p>£5,082.77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92076.760000000009" table:content-validation-name="val5" table:style-name="ce22">
            <text:p>£92,076.76</text:p>
          </table:table-cell>
          <table:table-cell office:value-type="currency" office:value="46461.349999999969" table:content-validation-name="val5" table:style-name="ce22">
            <text:p>£46,461.35</text:p>
          </table:table-cell>
          <table:table-cell office:value-type="currency" office:value="482683.77" table:style-name="ce11">
            <text:p>£482,683.7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82683.77" table:style-name="ce13">
            <text:p>£482,683.77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Raji Mathew John</meta:initial-creator>
    <dc:creator>Raji Mathew John</dc:creator>
    <meta:creation-date>2022-05-25T10:02:41Z</meta:creation-date>
    <dc:date>2025-05-21T09:53:02Z</dc:date>
  </office:meta>
</office:document-meta>
</file>